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36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328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IN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“pass” Stat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3" draw:layer="layout" svg:width="27.5cm" svg:height="17.315cm" svg:x="0cm" svg:y="2.185cm">
          <draw:text-box>
            <text:p><text:span text:style-name="T1">&gt;&gt;&gt; x = 5</text:span></text:p>
            <text:p><text:span text:style-name="T1">&gt;&gt;&gt; print("less than 10") if x &lt; 10 else print("greater than or equal to 10")</text:span></text:p>
            <text:p><text:span text:style-name="T1">less than 10</text:span></text:p>
            <text:p><text:span text:style-name="T1"/></text:p>
            <text:p><text:span text:style-name="T1">&gt;&gt;&gt; x = 15</text:span></text:p>
            <text:p><text:span text:style-name="T1">&gt;&gt;&gt; print("less than 10") if x &lt; 10 else print("greater than or equal to 10")</text:span></text:p>
            <text:p><text:span text:style-name="T1">greater than or equal to 10</text:span></text:p>
            <text:p><text:span text:style-name="T1"/></text:p>
            <text:p><text:span text:style-name="T1">&gt;&gt;&gt; x = 5</text:span></text:p>
            <text:p><text:span text:style-name="T1">&gt;&gt;&gt; if(x &lt; 10):</text:span></text:p>
            <text:p><text:span text:style-name="T1">... <text:s/>x = x + 10</text:span></text:p>
            <text:p><text:span text:style-name="T1">... else:</text:span></text:p>
            <text:p><text:span text:style-name="T1">... <text:s/>pass</text:span></text:p>
            <text:p><text:span text:style-name="T1">... </text:span></text:p>
            <text:p><text:span text:style-name="T1">&gt;&gt;&gt; x</text:span></text:p>
            <text:p><text:span text:style-name="T1">15</text:span></text:p>
            <text:p><text:span text:style-name="T1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‘pass’ with ‘if-else’</text:p>
          </draw:text-box>
        </draw:frame>
        <draw:frame draw:style-name="gr3" draw:text-style-name="P3" draw:layer="layout" svg:width="20cm" svg:height="8.072cm" svg:x="0.5cm" svg:y="2.5cm">
          <draw:text-box>
            <text:p>passing_marks = 33</text:p>
            <text:p>student_marks = int(input("Enter student's marks:"))</text:p>
            <text:p>grace_marks = 10</text:p>
            <text:p/>
            <text:p>if student_marks &lt; passing_marks:</text:p>
            <text:p><text:s text:c="4"/>student_marks += grace_marks</text:p>
            <text:p>else:</text:p>
            <text:p><text:s text:c="4"/>pass </text:p>
            <text:p/>
            <text:p>print("Final marks are:", student_marks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4" draw:text-style-name="P3" draw:layer="layout" svg:width="22cm" svg:height="5.939cm" svg:x="0.5cm" svg:y="2.5cm">
          <draw:text-box>
            <text:p># Print first 20 natural numbers leaving the multiples if 5 (inc. 5).</text:p>
            <text:p/>
            <text:p>for i in range(1, 21):</text:p>
            <text:p><text:s text:c="4"/>if i % 5 == 0:</text:p>
            <text:p><text:s text:c="8"/>pass</text:p>
            <text:p><text:s text:c="4"/>else:</text:p>
            <text:p><text:s text:c="8"/>print(i)</text:p>
          </draw:text-box>
        </draw:frame>
        <draw:frame presentation:style-name="pr4" draw:text-style-name="P1" draw:layer="layout" svg:width="26cm" svg:height="1.328cm" svg:x="1cm" svg:y="0.5cm" presentation:class="title" presentation:user-transformed="true">
          <draw:text-box>
            <text:p>‘pass’ with ‘for’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5" draw:text-style-name="P3" draw:layer="layout" svg:width="26.5cm" svg:height="13.76cm" svg:x="0.5cm" svg:y="2.2cm">
          <draw:text-box>
            <text:p><text:span text:style-name="T2"># A question worth 3 marks was wrong in the </text:span><text:span text:style-name="T2">exam. So we have to give 3+ marks to each </text:span><text:span text:style-name="T2">student.</text:span></text:p>
            <text:p><text:span text:style-name="T2">try:</text:span></text:p>
            <text:p><text:span text:style-name="T2"><text:s text:c="4"/></text:span><text:span text:style-name="T2">student_marks = int(input("Enter the </text:span><text:span text:style-name="T2">student's marks: "))</text:span></text:p>
            <text:p><text:span text:style-name="T2"><text:s text:c="4"/></text:span></text:p>
            <text:p><text:span text:style-name="T2"><text:s text:c="4"/></text:span><text:span text:style-name="T2">if student_marks &gt; 97:</text:span></text:p>
            <text:p><text:span text:style-name="T2"><text:s text:c="8"/></text:span><text:span text:style-name="T2">print("Raising exception...")</text:span></text:p>
            <text:p><text:span text:style-name="T2"><text:s text:c="8"/></text:span><text:span text:style-name="T2">raise Exception</text:span></text:p>
            <text:p/>
            <text:p><text:span text:style-name="T2"><text:s text:c="4"/></text:span><text:span text:style-name="T2">student_marks += 3</text:span></text:p>
            <text:p/>
            <text:p><text:span text:style-name="T2">except ValueError as e:</text:span></text:p>
            <text:p><text:span text:style-name="T2"><text:s text:c="4"/></text:span><text:span text:style-name="T2"># invalid literal for int() with base 10: 'alpha </text:span><text:span text:style-name="T2">beta gamma'</text:span></text:p>
            <text:p><text:span text:style-name="T2"><text:s text:c="4"/></text:span><text:span text:style-name="T2">print(e)</text:span></text:p>
            <text:p/>
            <text:p><text:span text:style-name="T2">except Exception as e:</text:span></text:p>
            <text:p><text:span text:style-name="T2"><text:s text:c="4"/></text:span><text:span text:style-name="T2">pass </text:span></text:p>
            <text:p/>
            <text:p><text:span text:style-name="T2">print("Final student marks: ", student_marks)</text:span></text:p>
          </draw:text-box>
        </draw:frame>
        <draw:frame presentation:style-name="pr4" draw:text-style-name="P1" draw:layer="layout" svg:width="26cm" svg:height="1.328cm" svg:x="1cm" svg:y="0.5cm" presentation:class="title" presentation:user-transformed="true">
          <draw:text-box>
            <text:p>‘pass’ with ‘try-except’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Defining an empty class</text:p>
          </draw:text-box>
        </draw:frame>
        <draw:frame draw:style-name="gr6" draw:text-style-name="P5" draw:layer="layout" svg:width="14cm" svg:height="3.486cm" svg:x="1cm" svg:y="3.5cm">
          <draw:text-box>
            <text:p text:style-name="P4"><text:span text:style-name="T3"># <text:s/>Defining an empty class</text:span></text:p>
            <text:p text:style-name="P4"><text:span text:style-name="T4"/></text:p>
            <text:p text:style-name="P4"><text:span text:style-name="T3">class Person:</text:span></text:p>
            <text:p text:style-name="P4"><text:span text:style-name="T3"><text:s text:c="4"/></text:span><text:span text:style-name="T3">p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6T20:45:49.572472931</meta:creation-date>
    <meta:editing-duration>PT44M16S</meta:editing-duration>
    <meta:editing-cycles>18</meta:editing-cycles>
    <meta:generator>LibreOffice/7.3.7.2$Linux_X86_64 LibreOffice_project/30$Build-2</meta:generator>
    <dc:title>Blue Curve</dc:title>
    <dc:date>2023-06-01T20:46:03.476980378</dc:date>
    <meta:document-statistic meta:object-count="57"/>
  </office:meta>
</office:document-meta>
</file>